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04cm" fo:margin-left="0.037cm" table:align="left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3.49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5cm"/>
    </style:style>
    <style:style style:name="Tableau1.E" style:family="table-column">
      <style:table-column-properties style:column-width="2.302cm"/>
    </style:style>
    <style:style style:name="Tableau1.H" style:family="table-column">
      <style:table-column-properties style:column-width="2.4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style:text-underline-style="none" fo:font-weight="bold" officeooo:rsid="001ccabf" officeooo:paragraph-rsid="001ccabf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abf" officeooo:paragraph-rsid="001ccab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c8b6" officeooo:paragraph-rsid="002ec8b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ccabf" officeooo:paragraph-rsid="001ccab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a1672" officeooo:paragraph-rsid="002a167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paragraph-rsid="001ccabf"/>
    </style:style>
    <style:style style:name="P7" style:family="paragraph" style:parent-style-name="Standard">
      <style:text-properties style:text-underline-style="none" fo:font-weight="normal" officeooo:paragraph-rsid="005ce473" style:font-weight-asian="normal" style:font-weight-complex="normal"/>
    </style:style>
    <style:style style:name="P8" style:family="paragraph" style:parent-style-name="Standard">
      <style:text-properties officeooo:rsid="003a8335" officeooo:paragraph-rsid="003a8335"/>
    </style:style>
    <style:style style:name="P9" style:family="paragraph" style:parent-style-name="Standard">
      <style:text-properties officeooo:rsid="003a8335" officeooo:paragraph-rsid="0040b6e3"/>
    </style:style>
    <style:style style:name="P10" style:family="paragraph" style:parent-style-name="Standard">
      <style:text-properties officeooo:rsid="003a8335" officeooo:paragraph-rsid="004693ca"/>
    </style:style>
    <style:style style:name="P11" style:family="paragraph" style:parent-style-name="Standard">
      <style:text-properties officeooo:rsid="003a8335" officeooo:paragraph-rsid="0055f75a"/>
    </style:style>
    <style:style style:name="P12" style:family="paragraph" style:parent-style-name="Standard">
      <style:text-properties officeooo:rsid="003a8335" officeooo:paragraph-rsid="0059cbd4"/>
    </style:style>
    <style:style style:name="P13" style:family="paragraph" style:parent-style-name="Standard">
      <style:text-properties officeooo:rsid="003a8335" officeooo:paragraph-rsid="00a46c11"/>
    </style:style>
    <style:style style:name="P14" style:family="paragraph" style:parent-style-name="Standard">
      <style:text-properties officeooo:rsid="003a8335" officeooo:paragraph-rsid="00aa8bd7"/>
    </style:style>
    <style:style style:name="P15" style:family="paragraph" style:parent-style-name="Standard">
      <style:text-properties officeooo:rsid="003a8335" officeooo:paragraph-rsid="00ad9aab"/>
    </style:style>
    <style:style style:name="P16" style:family="paragraph" style:parent-style-name="Standard">
      <style:text-properties officeooo:rsid="003a8335" officeooo:paragraph-rsid="00b49d7c"/>
    </style:style>
    <style:style style:name="P17" style:family="paragraph" style:parent-style-name="Standard">
      <style:text-properties style:text-underline-style="solid" style:text-underline-width="auto" style:text-underline-color="font-color" officeooo:rsid="003a8335" officeooo:paragraph-rsid="003a8335"/>
    </style:style>
    <style:style style:name="P18" style:family="paragraph" style:parent-style-name="Standard">
      <style:text-properties style:text-underline-style="solid" style:text-underline-width="auto" style:text-underline-color="font-color" officeooo:rsid="003a8335" officeooo:paragraph-rsid="0040b6e3"/>
    </style:style>
    <style:style style:name="P19" style:family="paragraph" style:parent-style-name="Standard">
      <style:text-properties style:text-underline-style="solid" style:text-underline-width="auto" style:text-underline-color="font-color" officeooo:rsid="003a8335" officeooo:paragraph-rsid="004693ca"/>
    </style:style>
    <style:style style:name="P20" style:family="paragraph" style:parent-style-name="Standard">
      <style:text-properties style:text-underline-style="solid" style:text-underline-width="auto" style:text-underline-color="font-color" officeooo:rsid="003a8335" officeooo:paragraph-rsid="00a46c11"/>
    </style:style>
    <style:style style:name="P21" style:family="paragraph" style:parent-style-name="Standard">
      <style:text-properties style:text-underline-style="solid" style:text-underline-width="auto" style:text-underline-color="font-color" officeooo:rsid="003a8335" officeooo:paragraph-rsid="00aa8bd7"/>
    </style:style>
    <style:style style:name="P22" style:family="paragraph" style:parent-style-name="Standard">
      <style:text-properties style:text-underline-style="solid" style:text-underline-width="auto" style:text-underline-color="font-color" officeooo:rsid="003a8335" officeooo:paragraph-rsid="00ad9aab"/>
    </style:style>
    <style:style style:name="P23" style:family="paragraph" style:parent-style-name="Standard">
      <style:text-properties style:text-underline-style="solid" style:text-underline-width="auto" style:text-underline-color="font-color" officeooo:rsid="00b553c2" officeooo:paragraph-rsid="00b553c2"/>
    </style:style>
    <style:style style:name="P24" style:family="paragraph" style:parent-style-name="Standard">
      <style:text-properties style:text-underline-style="solid" style:text-underline-width="auto" style:text-underline-color="font-color" officeooo:rsid="00b553c2" officeooo:paragraph-rsid="00b571dd"/>
    </style:style>
    <style:style style:name="P25" style:family="paragraph" style:parent-style-name="Standard">
      <style:text-properties fo:font-style="normal" style:text-underline-style="solid" style:text-underline-width="auto" style:text-underline-color="font-color" officeooo:rsid="0059cbd4" officeooo:paragraph-rsid="0059cbd4" style:font-style-asian="normal" style:font-style-complex="normal"/>
    </style:style>
    <style:style style:name="P26" style:family="paragraph" style:parent-style-name="Standard">
      <style:text-properties fo:font-style="normal" style:text-underline-style="solid" style:text-underline-width="auto" style:text-underline-color="font-color" officeooo:rsid="0059cbd4" officeooo:paragraph-rsid="005ce473" style:font-style-asian="normal" style:font-style-complex="normal"/>
    </style:style>
    <style:style style:name="P27" style:family="paragraph" style:parent-style-name="Standard">
      <style:text-properties fo:font-style="normal" style:text-underline-style="solid" style:text-underline-width="auto" style:text-underline-color="font-color" officeooo:rsid="0059cbd4" officeooo:paragraph-rsid="005d67fe" style:font-style-asian="normal" style:font-style-complex="normal"/>
    </style:style>
    <style:style style:name="P28" style:family="paragraph" style:parent-style-name="Standard">
      <style:text-properties fo:font-style="normal" style:text-underline-style="solid" style:text-underline-width="auto" style:text-underline-color="font-color" officeooo:rsid="0059cbd4" officeooo:paragraph-rsid="005edef6" style:font-style-asian="normal" style:font-style-complex="normal"/>
    </style:style>
    <style:style style:name="P29" style:family="paragraph" style:parent-style-name="Standard">
      <style:text-properties fo:font-style="normal" style:text-underline-style="solid" style:text-underline-width="auto" style:text-underline-color="font-color" officeooo:rsid="0059cbd4" officeooo:paragraph-rsid="00a46c11" style:font-style-asian="normal" style:font-style-complex="normal"/>
    </style:style>
    <style:style style:name="P30" style:family="paragraph" style:parent-style-name="Standard">
      <style:text-properties fo:font-style="normal" style:text-underline-style="solid" style:text-underline-width="auto" style:text-underline-color="font-color" officeooo:rsid="0059cbd4" officeooo:paragraph-rsid="00ad9aab" style:font-style-asian="normal" style:font-style-complex="normal"/>
    </style:style>
    <style:style style:name="P31" style:family="paragraph" style:parent-style-name="Standard">
      <style:text-properties fo:font-style="normal" style:text-underline-style="none" officeooo:rsid="005958b7" officeooo:paragraph-rsid="005ce473" style:font-style-asian="normal" style:font-style-complex="normal"/>
    </style:style>
    <style:style style:name="P32" style:family="paragraph" style:parent-style-name="Standard">
      <style:text-properties fo:font-style="normal" style:text-underline-style="none" officeooo:rsid="005958b7" officeooo:paragraph-rsid="0059cbd4" style:font-style-asian="normal" style:font-style-complex="normal"/>
    </style:style>
    <style:style style:name="P33" style:family="paragraph" style:parent-style-name="Standard">
      <style:text-properties officeooo:rsid="0097c405" officeooo:paragraph-rsid="0097c405"/>
    </style:style>
    <style:style style:name="P34" style:family="paragraph" style:parent-style-name="Standard">
      <style:text-properties officeooo:rsid="0097c405" officeooo:paragraph-rsid="009a8450"/>
    </style:style>
    <style:style style:name="P35" style:family="paragraph" style:parent-style-name="Standard">
      <style:text-properties officeooo:rsid="0097c405" officeooo:paragraph-rsid="009b33ab"/>
    </style:style>
    <style:style style:name="P36" style:family="paragraph" style:parent-style-name="Standard">
      <style:text-properties officeooo:rsid="0097c405" officeooo:paragraph-rsid="009c931a"/>
    </style:style>
    <style:style style:name="P37" style:family="paragraph" style:parent-style-name="Standard">
      <style:text-properties officeooo:paragraph-rsid="00a2f065"/>
    </style:style>
    <style:style style:name="P38" style:family="paragraph" style:parent-style-name="Standard">
      <style:text-properties officeooo:paragraph-rsid="00a46c11"/>
    </style:style>
    <style:style style:name="P39" style:family="paragraph" style:parent-style-name="Standard">
      <style:text-properties officeooo:paragraph-rsid="0040b6e3"/>
    </style:style>
    <style:style style:name="P40" style:family="paragraph" style:parent-style-name="Standard">
      <style:text-properties officeooo:paragraph-rsid="004693ca"/>
    </style:style>
    <style:style style:name="P41" style:family="paragraph" style:parent-style-name="Standard">
      <style:text-properties officeooo:paragraph-rsid="003a8335"/>
    </style:style>
    <style:style style:name="P42" style:family="paragraph" style:parent-style-name="Standard">
      <style:text-properties officeooo:paragraph-rsid="00aa8bd7"/>
    </style:style>
    <style:style style:name="P43" style:family="paragraph" style:parent-style-name="Standard">
      <style:text-properties officeooo:paragraph-rsid="00ad9aab"/>
    </style:style>
    <style:style style:name="P44" style:family="paragraph" style:parent-style-name="Standard">
      <style:text-properties officeooo:paragraph-rsid="00b571dd"/>
    </style:style>
    <style:style style:name="P4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6d2079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731a80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772188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65074d" officeooo:paragraph-rsid="0065074d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6640f3" officeooo:paragraph-rsid="006640f3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6a0983" officeooo:paragraph-rsid="006a0983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6a0983" officeooo:paragraph-rsid="00828370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6f2d6e" officeooo:paragraph-rsid="00731a80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7505fb" officeooo:paragraph-rsid="007505fb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828370" officeooo:paragraph-rsid="00828370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87d40d" officeooo:paragraph-rsid="0087d40d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87d40d" officeooo:paragraph-rsid="008834e1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6d2079" officeooo:paragraph-rsid="00731a80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a796ee" officeooo:paragraph-rsid="00a796ee" style:font-size-asian="10.5pt" style:font-size-complex="12pt"/>
    </style:style>
    <style:style style:name="P6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0.5pt" style:font-weight-asian="bold" style:font-size-complex="12pt" style:font-weight-complex="bold"/>
    </style:style>
    <style:style style:name="P6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7b9207" officeooo:paragraph-rsid="007b9207" style:font-size-asian="10.5pt" style:font-weight-asian="bold" style:font-size-complex="12pt" style:font-weight-complex="bold"/>
    </style:style>
    <style:style style:name="P6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7d3f6a" officeooo:paragraph-rsid="007d3f6a" style:font-size-asian="10.5pt" style:font-weight-asian="bold" style:font-size-complex="12pt" style:font-weight-complex="bold"/>
    </style:style>
    <style:style style:name="P6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2pt" style:font-weight-asian="bold" style:font-size-complex="12pt" style:font-weight-complex="bold"/>
    </style:style>
    <style:style style:name="P65" style:family="paragraph" style:parent-style-name="Heading_20_3">
      <style:text-properties style:text-underline-style="solid" style:text-underline-width="auto" style:text-underline-color="font-color" officeooo:rsid="003a8335" officeooo:paragraph-rsid="003a8335"/>
    </style:style>
    <style:style style:name="P66" style:family="paragraph" style:parent-style-name="Heading_20_3">
      <style:text-properties style:text-underline-style="solid" style:text-underline-width="auto" style:text-underline-color="font-color" officeooo:rsid="003a8335" officeooo:paragraph-rsid="0040b6e3"/>
    </style:style>
    <style:style style:name="P67" style:family="paragraph" style:parent-style-name="Heading_20_3">
      <style:text-properties officeooo:paragraph-rsid="004693ca"/>
    </style:style>
    <style:style style:name="P68" style:family="paragraph" style:parent-style-name="Heading_20_3">
      <style:text-properties officeooo:paragraph-rsid="00a2f065"/>
    </style:style>
    <style:style style:name="P69" style:family="paragraph" style:parent-style-name="Heading_20_3">
      <style:text-properties officeooo:paragraph-rsid="00a5cbc8"/>
    </style:style>
    <style:style style:name="P70" style:family="paragraph" style:parent-style-name="Heading_20_3">
      <style:text-properties officeooo:paragraph-rsid="00aa8bd7"/>
    </style:style>
    <style:style style:name="P71" style:family="paragraph" style:parent-style-name="Heading_20_3">
      <style:text-properties officeooo:paragraph-rsid="00ad9aab"/>
    </style:style>
    <style:style style:name="P72" style:family="paragraph" style:parent-style-name="Text_20_body">
      <style:text-properties fo:font-size="12pt" style:text-underline-style="none" fo:font-weight="normal" officeooo:rsid="002ec8b6" style:font-size-asian="10.5pt" style:font-weight-asian="normal" style:font-size-complex="12pt" style:font-weight-complex="normal"/>
    </style:style>
    <style:style style:name="P73" style:family="paragraph" style:parent-style-name="Heading_20_3">
      <style:paragraph-properties fo:break-before="page"/>
      <style:text-properties officeooo:paragraph-rsid="004693ca"/>
    </style:style>
    <style:style style:name="P74" style:family="paragraph" style:parent-style-name="Heading_20_1">
      <style:text-properties officeooo:rsid="00234f14" officeooo:paragraph-rsid="00234f14"/>
    </style:style>
    <style:style style:name="P75" style:family="paragraph" style:parent-style-name="Heading_20_1">
      <style:paragraph-properties fo:break-before="page"/>
      <style:text-properties officeooo:rsid="00234f14" officeooo:paragraph-rsid="00234f14"/>
    </style:style>
    <style:style style:name="P76" style:family="paragraph" style:parent-style-name="Standard">
      <style:text-properties fo:font-style="normal" style:text-underline-style="none" officeooo:rsid="005d488f" officeooo:paragraph-rsid="005d67fe" style:font-style-asian="normal" style:font-style-complex="normal"/>
    </style:style>
    <style:style style:name="P77" style:family="paragraph" style:parent-style-name="Standard">
      <style:text-properties fo:font-style="normal" style:text-underline-style="none" officeooo:rsid="0059cbd4" officeooo:paragraph-rsid="00a46c11" style:font-style-asian="normal" style:font-style-complex="normal"/>
    </style:style>
    <style:style style:name="P78" style:family="paragraph" style:parent-style-name="Standard">
      <style:text-properties fo:font-style="normal" style:text-underline-style="none" officeooo:rsid="0059cbd4" officeooo:paragraph-rsid="00cc20d2" style:font-style-asian="normal" style:font-style-complex="normal"/>
    </style:style>
    <style:style style:name="P79" style:family="paragraph" style:parent-style-name="Standard">
      <style:text-properties fo:font-style="normal" style:text-underline-style="solid" style:text-underline-width="auto" style:text-underline-color="font-color" officeooo:rsid="0059cbd4" officeooo:paragraph-rsid="00aa8bd7" style:font-style-asian="normal" style:font-style-complex="normal"/>
    </style:style>
    <style:style style:name="P80" style:family="paragraph" style:parent-style-name="Standard">
      <style:text-properties fo:font-style="normal" style:text-underline-style="solid" style:text-underline-width="auto" style:text-underline-color="font-color" officeooo:rsid="0059cbd4" officeooo:paragraph-rsid="00cc20d2" style:font-style-asian="normal" style:font-style-complex="normal"/>
    </style:style>
    <style:style style:name="P81" style:family="paragraph" style:parent-style-name="Standard">
      <style:text-properties fo:font-style="normal" style:text-underline-style="solid" style:text-underline-width="auto" style:text-underline-color="font-color" officeooo:rsid="0059cbd4" officeooo:paragraph-rsid="00cceab9" style:font-style-asian="normal" style:font-style-complex="normal"/>
    </style:style>
    <style:style style:name="P82" style:family="paragraph" style:parent-style-name="Standard">
      <style:text-properties style:text-underline-style="solid" style:text-underline-width="auto" style:text-underline-color="font-color" officeooo:rsid="003a8335" officeooo:paragraph-rsid="00a46c11"/>
    </style:style>
    <style:style style:name="P83" style:family="paragraph" style:parent-style-name="Standard">
      <style:text-properties style:text-underline-style="solid" style:text-underline-width="auto" style:text-underline-color="font-color" officeooo:rsid="003a8335" officeooo:paragraph-rsid="00cc20d2"/>
    </style:style>
    <style:style style:name="P84" style:family="paragraph" style:parent-style-name="Standard">
      <style:text-properties style:text-underline-style="solid" style:text-underline-width="auto" style:text-underline-color="font-color" officeooo:rsid="003a8335" officeooo:paragraph-rsid="00cceab9"/>
    </style:style>
    <style:style style:name="P85" style:family="paragraph" style:parent-style-name="Standard">
      <style:text-properties style:text-underline-style="none" officeooo:rsid="003a8335" officeooo:paragraph-rsid="00aa8bd7"/>
    </style:style>
    <style:style style:name="P86" style:family="paragraph" style:parent-style-name="Standard">
      <style:text-properties style:text-underline-style="none" officeooo:rsid="003a8335" officeooo:paragraph-rsid="00ad9aab"/>
    </style:style>
    <style:style style:name="P87" style:family="paragraph" style:parent-style-name="Standard">
      <style:text-properties style:text-underline-style="none" officeooo:rsid="00bd9ed7" officeooo:paragraph-rsid="00bd9ed7"/>
    </style:style>
    <style:style style:name="P88" style:family="paragraph" style:parent-style-name="Standard">
      <style:text-properties style:text-underline-style="none" officeooo:rsid="00bd9ed7" officeooo:paragraph-rsid="00cc20d2"/>
    </style:style>
    <style:style style:name="P89" style:family="paragraph" style:parent-style-name="Standard">
      <style:text-properties style:text-underline-style="none" officeooo:rsid="00bd9ed7" officeooo:paragraph-rsid="00cceab9"/>
    </style:style>
    <style:style style:name="P90" style:family="paragraph" style:parent-style-name="Standard">
      <style:text-properties officeooo:rsid="00c312b7" officeooo:paragraph-rsid="00c312b7"/>
    </style:style>
    <style:style style:name="P91" style:family="paragraph" style:parent-style-name="Standard">
      <style:text-properties officeooo:rsid="00c312b7" officeooo:paragraph-rsid="00cc20d2"/>
    </style:style>
    <style:style style:name="P92" style:family="paragraph" style:parent-style-name="Standard">
      <style:text-properties officeooo:rsid="00c312b7" officeooo:paragraph-rsid="00cceab9"/>
    </style:style>
    <style:style style:name="P93" style:family="paragraph" style:parent-style-name="Standard">
      <style:text-properties officeooo:rsid="00c78b64" officeooo:paragraph-rsid="00c78b64"/>
    </style:style>
    <style:style style:name="P94" style:family="paragraph" style:parent-style-name="Standard">
      <style:text-properties officeooo:rsid="00c78b64" officeooo:paragraph-rsid="00cc20d2"/>
    </style:style>
    <style:style style:name="P95" style:family="paragraph" style:parent-style-name="Standard">
      <style:text-properties officeooo:rsid="00c78b64" officeooo:paragraph-rsid="00cceab9"/>
    </style:style>
    <style:style style:name="P96" style:family="paragraph" style:parent-style-name="Standard">
      <style:text-properties officeooo:rsid="003a8335" officeooo:paragraph-rsid="00cc20d2"/>
    </style:style>
    <style:style style:name="P97" style:family="paragraph" style:parent-style-name="Standard">
      <style:text-properties officeooo:rsid="003a8335" officeooo:paragraph-rsid="00cceab9"/>
    </style:style>
    <style:style style:name="P98" style:family="paragraph" style:parent-style-name="Standard">
      <style:text-properties officeooo:paragraph-rsid="00cc20d2"/>
    </style:style>
    <style:style style:name="P99" style:family="paragraph" style:parent-style-name="Standard">
      <style:text-properties officeooo:paragraph-rsid="00cceab9"/>
    </style:style>
    <style:style style:name="P100" style:family="paragraph" style:parent-style-name="Standard">
      <style:text-properties officeooo:rsid="00ceffeb" officeooo:paragraph-rsid="00ceffeb"/>
    </style:style>
    <style:style style:name="T1" style:family="text">
      <style:text-properties officeooo:rsid="003b6420"/>
    </style:style>
    <style:style style:name="T2" style:family="text">
      <style:text-properties officeooo:rsid="003d8be4"/>
    </style:style>
    <style:style style:name="T3" style:family="text">
      <style:text-properties officeooo:rsid="0040b6e3"/>
    </style:style>
    <style:style style:name="T4" style:family="text">
      <style:text-properties officeooo:rsid="004277d7"/>
    </style:style>
    <style:style style:name="T5" style:family="text">
      <style:text-properties officeooo:rsid="004693ca"/>
    </style:style>
    <style:style style:name="T6" style:family="text">
      <style:text-properties style:font-name="Liberation Serif" fo:font-size="14pt" style:text-underline-style="solid" style:text-underline-width="auto" style:text-underline-color="font-color" fo:font-weight="bold" officeooo:rsid="004693ca" style:font-name-asian="NSimSun" style:font-size-asian="14pt" style:font-weight-asian="bold" style:font-name-complex="Arial Unicode MS" style:font-size-complex="14pt" style:font-weight-complex="bold"/>
    </style:style>
    <style:style style:name="T7" style:family="text">
      <style:text-properties style:font-name="Liberation Serif" fo:font-size="14pt" style:text-underline-style="solid" style:text-underline-width="auto" style:text-underline-color="font-color" fo:font-weight="bold" officeooo:rsid="00ab1af2" style:font-name-asian="NSimSun" style:font-size-asian="14pt" style:font-weight-asian="bold" style:font-name-complex="Arial Unicode MS" style:font-size-complex="14pt" style:font-weight-complex="bold"/>
    </style:style>
    <style:style style:name="T8" style:family="text">
      <style:text-properties style:font-name="Liberation Serif" fo:font-size="14pt" style:text-underline-style="solid" style:text-underline-width="auto" style:text-underline-color="font-color" fo:font-weight="bold" officeooo:rsid="00ae3f89" style:font-name-asian="NSimSun" style:font-size-asian="14pt" style:font-weight-asian="bold" style:font-name-complex="Arial Unicode MS" style:font-size-complex="14pt" style:font-weight-complex="bold"/>
    </style:style>
    <style:style style:name="T9" style:family="text">
      <style:text-properties officeooo:rsid="00485422"/>
    </style:style>
    <style:style style:name="T10" style:family="text">
      <style:text-properties officeooo:rsid="0049b608"/>
    </style:style>
    <style:style style:name="T11" style:family="text">
      <style:text-properties officeooo:rsid="004c7f4d"/>
    </style:style>
    <style:style style:name="T12" style:family="text">
      <style:text-properties officeooo:rsid="004e624c"/>
    </style:style>
    <style:style style:name="T13" style:family="text">
      <style:text-properties officeooo:rsid="004f4db8"/>
    </style:style>
    <style:style style:name="T14" style:family="text">
      <style:text-properties officeooo:rsid="0052bb38"/>
    </style:style>
    <style:style style:name="T15" style:family="text">
      <style:text-properties officeooo:rsid="0055f75a"/>
    </style:style>
    <style:style style:name="T16" style:family="text">
      <style:text-properties style:text-underline-style="none" officeooo:rsid="0052bb38"/>
    </style:style>
    <style:style style:name="T17" style:family="text">
      <style:text-properties style:text-underline-style="none" officeooo:rsid="005b8f41"/>
    </style:style>
    <style:style style:name="T18" style:family="text">
      <style:text-properties style:text-underline-style="none" officeooo:rsid="005958b7"/>
    </style:style>
    <style:style style:name="T19" style:family="text">
      <style:text-properties style:text-underline-style="none" officeooo:rsid="005d488f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3a8335"/>
    </style:style>
    <style:style style:name="T22" style:family="text">
      <style:text-properties style:text-underline-style="solid" style:text-underline-width="auto" style:text-underline-color="font-color" officeooo:rsid="009ff92b"/>
    </style:style>
    <style:style style:name="T23" style:family="text">
      <style:text-properties style:text-underline-style="solid" style:text-underline-width="auto" style:text-underline-color="font-color" officeooo:rsid="00a40e45"/>
    </style:style>
    <style:style style:name="T24" style:family="text">
      <style:text-properties style:text-underline-style="solid" style:text-underline-width="auto" style:text-underline-color="font-color" officeooo:rsid="00a5cbc8"/>
    </style:style>
    <style:style style:name="T25" style:family="text">
      <style:text-properties style:text-underline-style="solid" style:text-underline-width="auto" style:text-underline-color="font-color" officeooo:rsid="00abfab9"/>
    </style:style>
    <style:style style:name="T26" style:family="text">
      <style:text-properties style:text-underline-style="solid" style:text-underline-width="auto" style:text-underline-color="font-color" officeooo:rsid="00b02bce"/>
    </style:style>
    <style:style style:name="T27" style:family="text">
      <style:text-properties style:text-underline-style="solid" style:text-underline-width="auto" style:text-underline-color="font-color" officeooo:rsid="00b1939f"/>
    </style:style>
    <style:style style:name="T28" style:family="text">
      <style:text-properties style:text-underline-style="solid" style:text-underline-width="auto" style:text-underline-color="font-color" officeooo:rsid="00b34d36"/>
    </style:style>
    <style:style style:name="T29" style:family="text">
      <style:text-properties officeooo:rsid="006d2079"/>
    </style:style>
    <style:style style:name="T30" style:family="text">
      <style:text-properties officeooo:rsid="00731a80"/>
    </style:style>
    <style:style style:name="T31" style:family="text">
      <style:text-properties officeooo:rsid="00747fe7"/>
    </style:style>
    <style:style style:name="T32" style:family="text">
      <style:text-properties officeooo:rsid="007505fb"/>
    </style:style>
    <style:style style:name="T33" style:family="text">
      <style:text-properties officeooo:rsid="007639b3"/>
    </style:style>
    <style:style style:name="T34" style:family="text">
      <style:text-properties officeooo:rsid="00772188"/>
    </style:style>
    <style:style style:name="T35" style:family="text">
      <style:text-properties officeooo:rsid="007825a7"/>
    </style:style>
    <style:style style:name="T36" style:family="text">
      <style:text-properties officeooo:rsid="007de1c8"/>
    </style:style>
    <style:style style:name="T37" style:family="text">
      <style:text-properties officeooo:rsid="007ff85e"/>
    </style:style>
    <style:style style:name="T38" style:family="text">
      <style:text-properties officeooo:rsid="008399ac"/>
    </style:style>
    <style:style style:name="T39" style:family="text">
      <style:text-properties officeooo:rsid="008539b2"/>
    </style:style>
    <style:style style:name="T40" style:family="text">
      <style:text-properties officeooo:rsid="009902f6"/>
    </style:style>
    <style:style style:name="T41" style:family="text">
      <style:text-properties officeooo:rsid="009c931a"/>
    </style:style>
    <style:style style:name="T42" style:family="text">
      <style:text-properties officeooo:rsid="009d072d"/>
    </style:style>
    <style:style style:name="T43" style:family="text">
      <style:text-properties officeooo:rsid="00bdce52"/>
    </style:style>
    <style:style style:name="T44" style:family="text">
      <style:text-properties officeooo:rsid="00bf37b4"/>
    </style:style>
    <style:style style:name="T45" style:family="text">
      <style:text-properties officeooo:rsid="00c152b6"/>
    </style:style>
    <style:style style:name="T46" style:family="text">
      <style:text-properties officeooo:rsid="00c438c0"/>
    </style:style>
    <style:style style:name="T47" style:family="text">
      <style:text-properties officeooo:rsid="00c5d982"/>
    </style:style>
    <style:style style:name="T48" style:family="text">
      <style:text-properties officeooo:rsid="00cf8043"/>
    </style:style>
    <style:style style:name="T49" style:family="text">
      <style:text-properties officeooo:rsid="00cf98ab"/>
    </style:style>
    <style:style style:name="T50" style:family="text">
      <style:text-properties officeooo:rsid="00d0ae5d"/>
    </style:style>
    <style:style style:name="T51" style:family="text">
      <style:text-properties officeooo:rsid="00d14484"/>
    </style:style>
    <style:style style:name="T52" style:family="text">
      <style:text-properties officeooo:rsid="00d20795"/>
    </style:style>
    <style:style style:name="T53" style:family="text">
      <style:text-properties officeooo:rsid="00d3849f"/>
    </style:style>
    <style:style style:name="T54" style:family="text">
      <style:text-properties officeooo:rsid="00d48944"/>
    </style:style>
    <style:style style:name="T55" style:family="text">
      <style:text-properties officeooo:rsid="00d562bd"/>
    </style:style>
    <style:style style:name="T56" style:family="text">
      <style:text-properties officeooo:rsid="00d7449c"/>
    </style:style>
    <style:style style:name="T57" style:family="text">
      <style:text-properties officeooo:rsid="00dcf3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ibert</text:p>
      <text:p text:style-name="P4">Rémy</text:p>
      <text:p text:style-name="P4"/>
      <text:p text:style-name="P4"/>
      <text:p text:style-name="P5">SAÉ Exploration algorithmique</text:p>
      <text:p text:style-name="P4"/>
      <text:p text:style-name="P1">Analyses et comparaisons</text:p>
      <text:p text:style-name="P2"/>
      <text:p text:style-name="P2"/>
      <text:p text:style-name="P2"/>
      <text:h text:style-name="Heading_20_2" text:outline-level="2">Synthèse :</text:h>
      <text:p text:style-name="P7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C"/>
        <table:table-column table:style-name="Tableau1.H"/>
        <table:table-row table:style-name="TableLine2943661431040">
          <table:table-cell table:style-name="Tableau1.A1" office:value-type="string">
            <text:p text:style-name="P62">Notes</text:p>
          </table:table-cell>
          <table:table-cell table:style-name="Tableau1.A1" office:value-type="string">
            <text:p text:style-name="P60">Algo</text:p>
          </table:table-cell>
          <table:table-cell table:style-name="Tableau1.A1" office:value-type="string">
            <text:p text:style-name="P60">Lisibilité</text:p>
          </table:table-cell>
          <table:table-cell table:style-name="Tableau1.A1" office:value-type="string">
            <text:p text:style-name="P60">Qualité</text:p>
          </table:table-cell>
          <table:table-cell table:style-name="Tableau1.A1" office:value-type="string">
            <text:p text:style-name="P64">Temps d’exécution </text:p>
          </table:table-cell>
          <table:table-cell table:style-name="Tableau1.A1" office:value-type="string">
            <text:p text:style-name="P61">Complexité</text:p>
          </table:table-cell>
          <table:table-cell table:style-name="Tableau1.A1" office:value-type="string">
            <text:p text:style-name="P61">Sobriété</text:p>
          </table:table-cell>
          <table:table-cell table:style-name="Tableau1.H1" office:value-type="string">
            <text:p text:style-name="P63">Passage des te<text:span text:style-name="T36">sts</text:span></text:p>
          </table:table-cell>
        </table:table-row>
        <table:table-row table:style-name="TableLine2943661423968">
          <table:table-cell table:style-name="Tableau1.A11" office:value-type="string">
            <text:p text:style-name="P49">1</text:p>
          </table:table-cell>
          <table:table-cell table:style-name="Tableau1.B2" office:value-type="string">
            <text:p text:style-name="P45"><text:span text:style-name="T37">s</text:span>implicite_35.<text:span text:style-name="T29">java</text:span></text:p>
          </table:table-cell>
          <table:table-cell table:style-name="Tableau1.C2" office:value-type="string">
            <text:p text:style-name="P50">++++<text:span text:style-name="T38">+</text:span></text:p>
          </table:table-cell>
          <table:table-cell table:style-name="Tableau1.D2" office:value-type="string">
            <text:p text:style-name="P59">++++</text:p>
          </table:table-cell>
          <table:table-cell table:style-name="Tableau1.E2" office:value-type="string">
            <text:p text:style-name="P55">N/A </text:p>
          </table:table-cell>
          <table:table-cell table:style-name="Tableau1.F2" office:value-type="string">
            <text:p text:style-name="P51">N/A </text:p>
          </table:table-cell>
          <table:table-cell table:style-name="Tableau1.G2" office:value-type="string">
            <text:p text:style-name="P45">N/A </text:p>
          </table:table-cell>
          <table:table-cell table:style-name="Tableau1.H2" office:value-type="string">
            <text:p text:style-name="P56">[ <text:s/>]</text:p>
          </table:table-cell>
        </table:table-row>
        <table:table-row table:style-name="TableLine2943661428592">
          <table:table-cell table:style-name="Tableau1.A11" office:value-type="string">
            <text:p text:style-name="P49">1</text:p>
          </table:table-cell>
          <table:table-cell table:style-name="Tableau1.B3" office:value-type="string">
            <text:p text:style-name="P46">simplicite_56.<text:span text:style-name="T29">java</text:span></text:p>
          </table:table-cell>
          <table:table-cell table:style-name="Tableau1.C3" office:value-type="string">
            <text:p text:style-name="P50">+++</text:p>
          </table:table-cell>
          <table:table-cell table:style-name="Tableau1.D3" office:value-type="string">
            <text:p text:style-name="P59">++++</text:p>
          </table:table-cell>
          <table:table-cell table:style-name="Tableau1.E3" office:value-type="string">
            <text:p text:style-name="P52">N/A </text:p>
          </table:table-cell>
          <table:table-cell table:style-name="Tableau1.F3" office:value-type="string">
            <text:p text:style-name="P51">N/A </text:p>
          </table:table-cell>
          <table:table-cell table:style-name="Tableau1.G3" office:value-type="string">
            <text:p text:style-name="P45">N/A </text:p>
          </table:table-cell>
          <table:table-cell table:style-name="Tableau1.H3" office:value-type="string">
            <text:p text:style-name="P56">[ <text:s/>]</text:p>
          </table:table-cell>
        </table:table-row>
        <table:table-row table:style-name="TableLine2943661417984">
          <table:table-cell table:style-name="Tableau1.A11" office:value-type="string">
            <text:p text:style-name="P49">1</text:p>
          </table:table-cell>
          <table:table-cell table:style-name="Tableau1.B4" office:value-type="string">
            <text:p text:style-name="P46">simplicite_73.<text:span text:style-name="T29">java</text:span></text:p>
          </table:table-cell>
          <table:table-cell table:style-name="Tableau1.C4" office:value-type="string">
            <text:p text:style-name="P50">+++<text:span text:style-name="T39">+</text:span></text:p>
          </table:table-cell>
          <table:table-cell table:style-name="Tableau1.D4" office:value-type="string">
            <text:p text:style-name="P59">++++</text:p>
          </table:table-cell>
          <table:table-cell table:style-name="Tableau1.E4" office:value-type="string">
            <text:p text:style-name="P55">N/A </text:p>
          </table:table-cell>
          <table:table-cell table:style-name="Tableau1.F4" office:value-type="string">
            <text:p text:style-name="P51">N/A </text:p>
          </table:table-cell>
          <table:table-cell table:style-name="Tableau1.G4" office:value-type="string">
            <text:p text:style-name="P45">N/A </text:p>
          </table:table-cell>
          <table:table-cell table:style-name="Tableau1.H4" office:value-type="string">
            <text:p text:style-name="P56">[ <text:s/>]</text:p>
          </table:table-cell>
        </table:table-row>
        <table:table-row table:style-name="TableLine2943661419344">
          <table:table-cell table:style-name="Tableau1.A11" office:value-type="string">
            <text:p text:style-name="P49">5</text:p>
          </table:table-cell>
          <table:table-cell table:style-name="Tableau1.B5" office:value-type="string">
            <text:p text:style-name="P46">simplicite_84.<text:span text:style-name="T29">java</text:span></text:p>
          </table:table-cell>
          <table:table-cell table:style-name="Tableau1.C5" office:value-type="string">
            <text:p text:style-name="P50">++++<text:span text:style-name="T38">+</text:span></text:p>
          </table:table-cell>
          <table:table-cell table:style-name="Tableau1.D5" office:value-type="string">
            <text:p text:style-name="P59">+++++</text:p>
          </table:table-cell>
          <table:table-cell table:style-name="Tableau1.E5" office:value-type="string">
            <text:p text:style-name="P52">N/A </text:p>
          </table:table-cell>
          <table:table-cell table:style-name="Tableau1.F5" office:value-type="string">
            <text:p text:style-name="P51">N/A </text:p>
          </table:table-cell>
          <table:table-cell table:style-name="Tableau1.G5" office:value-type="string">
            <text:p text:style-name="P45">N/A </text:p>
          </table:table-cell>
          <table:table-cell table:style-name="Tableau1.H5" office:value-type="string">
            <text:p text:style-name="P56">[x]</text:p>
          </table:table-cell>
        </table:table-row>
        <table:table-row table:style-name="TableLine2943661429680">
          <table:table-cell table:style-name="Tableau1.A11" office:value-type="string">
            <text:p text:style-name="P45"/>
          </table:table-cell>
          <table:table-cell table:style-name="Tableau1.B6" office:value-type="string">
            <text:p text:style-name="P53">efficacite_143.<text:span text:style-name="T29">java</text:span></text:p>
          </table:table-cell>
          <table:table-cell table:style-name="Tableau1.C6" office:value-type="string">
            <text:p text:style-name="P45">N/A </text:p>
          </table:table-cell>
          <table:table-cell table:style-name="Tableau1.D6" office:value-type="string">
            <text:p text:style-name="P45">N/A </text:p>
          </table:table-cell>
          <table:table-cell table:style-name="Tableau1.E6" office:value-type="string">
            <text:p text:style-name="P45"/>
          </table:table-cell>
          <table:table-cell table:style-name="Tableau1.F6" office:value-type="string">
            <text:p text:style-name="P45"/>
          </table:table-cell>
          <table:table-cell table:style-name="Tableau1.G6" office:value-type="string">
            <text:p text:style-name="P45">N/A </text:p>
          </table:table-cell>
          <table:table-cell table:style-name="Tableau1.H6" office:value-type="string">
            <text:p text:style-name="P57">[ <text:s/>]</text:p>
          </table:table-cell>
        </table:table-row>
        <table:table-row table:style-name="TableLine2943661438928">
          <table:table-cell table:style-name="Tableau1.A11" office:value-type="string">
            <text:p text:style-name="P45"/>
          </table:table-cell>
          <table:table-cell table:style-name="Tableau1.B7" office:value-type="string">
            <text:p text:style-name="P47">efficacite_3.<text:span text:style-name="T29">java</text:span></text:p>
          </table:table-cell>
          <table:table-cell table:style-name="Tableau1.C7" office:value-type="string">
            <text:p text:style-name="P45">N/A </text:p>
          </table:table-cell>
          <table:table-cell table:style-name="Tableau1.D7" office:value-type="string">
            <text:p text:style-name="P45">N/A </text:p>
          </table:table-cell>
          <table:table-cell table:style-name="Tableau1.E7" office:value-type="string">
            <text:p text:style-name="P45"/>
          </table:table-cell>
          <table:table-cell table:style-name="Tableau1.F7" office:value-type="string">
            <text:p text:style-name="P45"/>
          </table:table-cell>
          <table:table-cell table:style-name="Tableau1.G7" office:value-type="string">
            <text:p text:style-name="P45">N/A </text:p>
          </table:table-cell>
          <table:table-cell table:style-name="Tableau1.H7" office:value-type="string">
            <text:p text:style-name="P57">[ <text:s/>]</text:p>
          </table:table-cell>
        </table:table-row>
        <table:table-row table:style-name="TableLine2943661440288">
          <table:table-cell table:style-name="Tableau1.A11" office:value-type="string">
            <text:p text:style-name="P45"/>
          </table:table-cell>
          <table:table-cell table:style-name="Tableau1.B8" office:value-type="string">
            <text:p text:style-name="P58">efficacite_90.java</text:p>
          </table:table-cell>
          <table:table-cell table:style-name="Tableau1.C8" office:value-type="string">
            <text:p text:style-name="P45">N/A </text:p>
          </table:table-cell>
          <table:table-cell table:style-name="Tableau1.D8" office:value-type="string">
            <text:p text:style-name="P45">N/A </text:p>
          </table:table-cell>
          <table:table-cell table:style-name="Tableau1.E8" office:value-type="string">
            <text:p text:style-name="P45"/>
          </table:table-cell>
          <table:table-cell table:style-name="Tableau1.F8" office:value-type="string">
            <text:p text:style-name="P45"/>
          </table:table-cell>
          <table:table-cell table:style-name="Tableau1.G8" office:value-type="string">
            <text:p text:style-name="P45">N/A </text:p>
          </table:table-cell>
          <table:table-cell table:style-name="Tableau1.H8" office:value-type="string">
            <text:p text:style-name="P57">[ <text:s/>]</text:p>
          </table:table-cell>
        </table:table-row>
        <table:table-row table:style-name="TableLine2943661438656">
          <table:table-cell table:style-name="Tableau1.A11" office:value-type="string">
            <text:p text:style-name="P45"/>
          </table:table-cell>
          <table:table-cell table:style-name="Tableau1.B9" office:value-type="string">
            <text:p text:style-name="P53">efficacite_13.py</text:p>
          </table:table-cell>
          <table:table-cell table:style-name="Tableau1.C9" office:value-type="string">
            <text:p text:style-name="P45">N/A </text:p>
          </table:table-cell>
          <table:table-cell table:style-name="Tableau1.D9" office:value-type="string">
            <text:p text:style-name="P45">N/A </text:p>
          </table:table-cell>
          <table:table-cell table:style-name="Tableau1.E9" office:value-type="string">
            <text:p text:style-name="P45"/>
          </table:table-cell>
          <table:table-cell table:style-name="Tableau1.F9" office:value-type="string">
            <text:p text:style-name="P45"/>
          </table:table-cell>
          <table:table-cell table:style-name="Tableau1.G9" office:value-type="string">
            <text:p text:style-name="P45">N/A </text:p>
          </table:table-cell>
          <table:table-cell table:style-name="Tableau1.H9" office:value-type="string">
            <text:p text:style-name="P57">[ <text:s/>]</text:p>
          </table:table-cell>
        </table:table-row>
        <table:table-row table:style-name="TableLine2943661448720">
          <table:table-cell table:style-name="Tableau1.A11" office:value-type="string">
            <text:p text:style-name="P45"/>
          </table:table-cell>
          <table:table-cell table:style-name="Tableau1.B10" office:value-type="string">
            <text:p text:style-name="P45"><text:span text:style-name="T31">s</text:span>obriete_150.<text:span text:style-name="T30">java</text:span></text:p>
          </table:table-cell>
          <table:table-cell table:style-name="Tableau1.C10" office:value-type="string">
            <text:p text:style-name="P45">N/A </text:p>
          </table:table-cell>
          <table:table-cell table:style-name="Tableau1.D10" office:value-type="string">
            <text:p text:style-name="P45">N/A </text:p>
          </table:table-cell>
          <table:table-cell table:style-name="Tableau1.E10" office:value-type="string">
            <text:p text:style-name="P45"/>
          </table:table-cell>
          <table:table-cell table:style-name="Tableau1.F10" office:value-type="string">
            <text:p text:style-name="P45"/>
          </table:table-cell>
          <table:table-cell table:style-name="Tableau1.G10" office:value-type="string">
            <text:p text:style-name="P45"/>
          </table:table-cell>
          <table:table-cell table:style-name="Tableau1.H10" office:value-type="string">
            <text:p text:style-name="P57">[ <text:s/>]</text:p>
          </table:table-cell>
        </table:table-row>
        <table:table-row table:style-name="TableLine2943661441648">
          <table:table-cell table:style-name="Tableau1.A11" office:value-type="string">
            <text:p text:style-name="P45"/>
          </table:table-cell>
          <table:table-cell table:style-name="Tableau1.B11" office:value-type="string">
            <text:p text:style-name="P54"><text:span text:style-name="T33">s</text:span>obriete_102.py</text:p>
          </table:table-cell>
          <table:table-cell table:style-name="Tableau1.C11" office:value-type="string">
            <text:p text:style-name="P45">N/A </text:p>
          </table:table-cell>
          <table:table-cell table:style-name="Tableau1.D11" office:value-type="string">
            <text:p text:style-name="P45">N/A </text:p>
          </table:table-cell>
          <table:table-cell table:style-name="Tableau1.E11" office:value-type="string">
            <text:p text:style-name="P45"/>
          </table:table-cell>
          <table:table-cell table:style-name="Tableau1.F11" office:value-type="string">
            <text:p text:style-name="P45"/>
          </table:table-cell>
          <table:table-cell table:style-name="Tableau1.G11" office:value-type="string">
            <text:p text:style-name="P45"/>
          </table:table-cell>
          <table:table-cell table:style-name="Tableau1.H11" office:value-type="string">
            <text:p text:style-name="P57">[ <text:s/>]</text:p>
          </table:table-cell>
        </table:table-row>
        <table:table-row table:style-name="TableLine2943661444640">
          <table:table-cell table:style-name="Tableau1.A12" office:value-type="string">
            <text:p text:style-name="P45"/>
          </table:table-cell>
          <table:table-cell table:style-name="Tableau1.B12" office:value-type="string">
            <text:p text:style-name="P48"><text:span text:style-name="T33">s</text:span><text:span text:style-name="T32">obriete</text:span>_<text:span text:style-name="T34">136</text:span>.<text:span text:style-name="T35">c</text:span></text:p>
          </table:table-cell>
          <table:table-cell table:style-name="Tableau1.C12" office:value-type="string">
            <text:p text:style-name="P45">N/A </text:p>
          </table:table-cell>
          <table:table-cell table:style-name="Tableau1.D12" office:value-type="string">
            <text:p text:style-name="P45">N/A </text:p>
          </table:table-cell>
          <table:table-cell table:style-name="Tableau1.E12" office:value-type="string">
            <text:p text:style-name="P45"/>
          </table:table-cell>
          <table:table-cell table:style-name="Tableau1.F12" office:value-type="string">
            <text:p text:style-name="P45"/>
          </table:table-cell>
          <table:table-cell table:style-name="Tableau1.G12" office:value-type="string">
            <text:p text:style-name="P45"/>
          </table:table-cell>
          <table:table-cell table:style-name="Tableau1.H12" office:value-type="string">
            <text:p text:style-name="P57">[ <text:s/>]</text:p>
          </table:table-cell>
        </table:table-row>
      </table:table>
      <text:p text:style-name="P3"/>
      <text:p text:style-name="P6"/>
      <text:h text:style-name="P75" text:outline-level="1"><text:bookmark-start text:name="__RefHeading___Toc108_139893416"/>Simplicité<text:bookmark-end text:name="__RefHeading___Toc108_139893416"/></text:h>
      <text:h text:style-name="P65" text:outline-level="3">simplicite_35.java :</text:h>
      <text:p text:style-name="P17">Lisibilité du code :</text:p>
      <text:p text:style-name="P8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11">s</text:span><text:span text:style-name="T1"> </text:span><text:span text:style-name="T11">en </text:span><text:span text:style-name="T1">fin de String sont ignorés, donc il ne fonctionne pas dans </text:span><text:span text:style-name="T2">le cas où il y a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</text:span><text:span text:style-name="T1">. </text:span><text:span text:style-name="T5">La fonction est commentée (Javadoc).</text:span></text:p>
      <text:p text:style-name="P8"/>
      <text:p text:style-name="P17">Qualité du code :</text:p>
      <text:p text:style-name="P33">Une erreur mineur sur Co<text:span text:style-name="T40">da</text:span>cy.</text:p>
      <text:p text:style-name="P41"/>
      <text:p text:style-name="P26">Passage des tests :<text:line-break/><text:span text:style-name="T19">Il ne passe pas tous les tests.</text:span></text:p>
      <text:p text:style-name="P31"/>
      <text:p text:style-name="P8"/>
      <text:p text:style-name="P8"/>
      <text:h text:style-name="P66" text:outline-level="3">simplicite_<text:span text:style-name="T3">56</text:span>.java :</text:h>
      <text:p text:style-name="P18">Lisibilité du code :</text:p>
      <text:p text:style-name="P11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11">s</text:span><text:span text:style-name="T1"> </text:span><text:span text:style-name="T11">en </text:span><text:span text:style-name="T1">fin de String sont ignorés, donc il ne fonctionne pas dans </text:span><text:span text:style-name="T2">le cas où il y a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. </text:span><text:span text:style-name="T9">La fonction est commentée </text:span><text:span text:style-name="T10">(</text:span><text:span text:style-name="T15">instruction</text:span><text:span text:style-name="T10"> par </text:span><text:span text:style-name="T15">instruction</text:span><text:span text:style-name="T10">).</text:span></text:p>
      <text:p text:style-name="P9"/>
      <text:p text:style-name="P18">Qualité du code :</text:p>
      <text:p text:style-name="P34">Une erreur mineur sur Co<text:span text:style-name="T40">da</text:span>cy.</text:p>
      <text:p text:style-name="P39"/>
      <text:p text:style-name="P27">Passage des tests :<text:line-break/><text:span text:style-name="T19">Il ne passe pas tous les tests.</text:span></text:p>
      <text:p text:style-name="P76"/>
      <text:p text:style-name="P76"/>
      <text:p text:style-name="P76"/>
      <text:h text:style-name="P67" text:outline-level="3"><text:span text:style-name="T21">simplicite_</text:span><text:span text:style-name="T6">73</text:span><text:span text:style-name="T21">.java :</text:span></text:h>
      <text:p text:style-name="P19">Lisibilité du code :</text:p>
      <text:p text:style-name="P11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11">s</text:span><text:span text:style-name="T1"> </text:span><text:span text:style-name="T11">en début</text:span><text:span text:style-name="T1"> de String </text:span><text:span text:style-name="T11">causeront un</text:span><text:span text:style-name="T13">e</text:span><text:span text:style-name="T11"> </text:span><text:span text:style-name="T13">exception</text:span><text:span text:style-name="T11">. </text:span><text:span text:style-name="T12">La fonction est commentée (</text:span><text:span text:style-name="T15">instruction</text:span><text:span text:style-name="T12"> par </text:span><text:span text:style-name="T15">instruction</text:span><text:span text:style-name="T12">).</text:span></text:p>
      <text:p text:style-name="P10"/>
      <text:p text:style-name="P19">Qualité du code :</text:p>
      <text:p text:style-name="P35">Une erreur mineur sur Co<text:span text:style-name="T40">da</text:span>cy.</text:p>
      <text:p text:style-name="P40"/>
      <text:p text:style-name="P28">Passage des tests :<text:line-break/><text:span text:style-name="T19">Il ne passe pas tous les tests.</text:span></text:p>
      <text:p text:style-name="P7"/>
      <text:h text:style-name="P73" text:outline-level="3"><text:span text:style-name="T21">simplicite_</text:span><text:span text:style-name="T6">84</text:span><text:span text:style-name="T21">.java :</text:span></text:h>
      <text:p text:style-name="P19">Lisibilité du code :</text:p>
      <text:p text:style-name="P12">On comprend ce que fait l’algo, il créer un String et concatène les caractères différent<text:span text:style-name="T1">s</text:span> des espaces ou <text:span text:style-name="T1">les espace consécutifs, </text:span><text:span text:style-name="T14">il n’y a visiblement pas de problèmes. La fonction n’est pas commentée.</text:span></text:p>
      <text:p text:style-name="P10"/>
      <text:p text:style-name="P19">Qualité du code :</text:p>
      <text:p text:style-name="P36"><text:span text:style-name="T41">Aucune </text:span><text:span text:style-name="T42">erreur </text:span>sur Co<text:span text:style-name="T40">da</text:span>cy.</text:p>
      <text:p text:style-name="P40"/>
      <text:p text:style-name="P25">Passage des tests :<text:line-break/><text:span text:style-name="T17">I</text:span><text:span text:style-name="T16">l n’y a </text:span><text:span text:style-name="T18">pas de problèmes lors des tests.</text:span></text:p>
      <text:p text:style-name="P32"/>
      <text:p text:style-name="P32"/>
      <text:p text:style-name="P32"/>
      <text:h text:style-name="P74" text:outline-level="1"><text:bookmark-start text:name="__RefHeading___Toc110_139893416"/>Efficacité<text:bookmark-end text:name="__RefHeading___Toc110_139893416"/></text:h>
      <text:h text:style-name="P69" text:outline-level="3"><text:span text:style-name="T22">efficacite</text:span><text:span text:style-name="T21">_</text:span><text:span text:style-name="T24">143</text:span><text:span text:style-name="T21">.</text:span><text:span text:style-name="T24">java</text:span><text:span text:style-name="T21"> :</text:span></text:h>
      <text:p text:style-name="P20">Efficacité :</text:p>
      <text:p text:style-name="P87">L’algorithme tourne autour d’une boucle <text:span text:style-name="T43">for de la taille de la chaîne en paramètre, </text:span><text:span text:style-name="T44">à mon avis la complexité est O(n) </text:span><text:span text:style-name="T45">avec n la taille de la chaîne.</text:span></text:p>
      <text:p text:style-name="P13"/>
      <text:p text:style-name="P20">Temps d’exécution :</text:p>
      <text:p text:style-name="P90">Sur 15 exécution d’un fichier texte de 100 000 <text:span text:style-name="T46">caractères, </text:span><text:span text:style-name="T47">cela a pris en moyenne 2 ms.</text:span></text:p>
      <text:p text:style-name="P38"/>
      <text:p text:style-name="P29">Passage des tests :</text:p>
      <text:p text:style-name="P93">L’algorithme a passé tous les tests.</text:p>
      <text:p text:style-name="P38"/>
      <text:p text:style-name="Standard"/>
      <text:p text:style-name="Standard"/>
      <text:h text:style-name="P69" text:outline-level="3"><text:span text:style-name="T22">efficacite</text:span><text:span text:style-name="T21">_</text:span><text:span text:style-name="T24">3</text:span><text:span text:style-name="T21">.</text:span><text:span text:style-name="T24">java</text:span><text:span text:style-name="T21"> :</text:span></text:h>
      <text:p text:style-name="P100">Algorithme disqualifié, <text:span text:style-name="T48">pour deux raisons, </text:span><text:span text:style-name="T49">la </text:span><text:span text:style-name="T50">première </text:span><text:span text:style-name="T49">c’est qu’au lieu de renv</text:span><text:span text:style-name="T51">oy</text:span><text:span text:style-name="T49">er un objet String il l’affiche, </text:span><text:span text:style-name="T52">la deuxième c’est qu’il </text:span><text:span text:style-name="T53">efface les espaces blancs en début et fin de la chaîne donnée en paramètre, </text:span><text:span text:style-name="T54">c</text:span><text:span text:style-name="T55">e</text:span><text:span text:style-name="T54"> qui ne devrait pas être fait puisque que si il y a plusieurs espaces il</text:span><text:span text:style-name="T55">s</text:span><text:span text:style-name="T54"> ne devrai</text:span><text:span text:style-name="T55">en</text:span><text:span text:style-name="T54">t pas être retirés, </text:span><text:span text:style-name="T56">finalement</text:span><text:span text:style-name="T54"> l’algorithme est basé sur le fait que ni en début ni en fin il n’y a d’espace donc il est </text:span><text:span text:style-name="T57">erroné</text:span><text:span text:style-name="T54">.</text:span></text:p>
      <text:p text:style-name="P38"/>
      <text:p text:style-name="P37"/>
      <text:p text:style-name="P37"/>
      <text:h text:style-name="P68" text:outline-level="3"><text:span text:style-name="T22">efficacite</text:span><text:span text:style-name="T21">_</text:span><text:span text:style-name="T24">90</text:span><text:span text:style-name="T21">.</text:span><text:span text:style-name="T24">java</text:span><text:span text:style-name="T21"> :</text:span></text:h>
      <text:p text:style-name="P83">Efficacité :</text:p>
      <text:p text:style-name="P88">L’algorithme tourne autour d’une boucle <text:span text:style-name="T43">for de la taille de la chaîne en paramètre, </text:span><text:span text:style-name="T44">à mon avis la complexité est O(n) </text:span><text:span text:style-name="T45">avec n la taille de la chaîne.</text:span></text:p>
      <text:p text:style-name="P96"/>
      <text:p text:style-name="P83">Temps d’exécution :</text:p>
      <text:p text:style-name="P91">Sur 15 exécution d’un fichier texte de 100 000 <text:span text:style-name="T46">caractères, </text:span><text:span text:style-name="T47">cela a pris en moyenne 2 ms.</text:span></text:p>
      <text:p text:style-name="P98"/>
      <text:p text:style-name="P80">Passage des tests :</text:p>
      <text:p text:style-name="P94">L’algorithme a passé tous les tests.</text:p>
      <text:p text:style-name="P78"><text:soft-page-break/></text:p>
      <text:p text:style-name="P77"/>
      <text:h text:style-name="P68" text:outline-level="3"><text:span text:style-name="T22">efficacite</text:span><text:span text:style-name="T21">_</text:span><text:span text:style-name="T23">13</text:span><text:span text:style-name="T21">.</text:span><text:span text:style-name="T23">py</text:span><text:span text:style-name="T21"> :</text:span></text:h>
      <text:p text:style-name="P84">Efficacité :</text:p>
      <text:p text:style-name="P89">L’algorithme tourne autour d’une boucle <text:span text:style-name="T43">for de la taille de la chaîne en paramètre, </text:span><text:span text:style-name="T44">à mon avis la complexité est O(n) </text:span><text:span text:style-name="T45">avec n la taille de la chaîne.</text:span></text:p>
      <text:p text:style-name="P97"/>
      <text:p text:style-name="P84">Temps d’exécution :</text:p>
      <text:p text:style-name="P92">Sur 15 exécution d’un fichier texte de 100 000 <text:span text:style-name="T46">caractères, </text:span><text:span text:style-name="T47">cela a pris en moyenne 2 ms.</text:span></text:p>
      <text:p text:style-name="P99"/>
      <text:p text:style-name="P81">Passage des tests :</text:p>
      <text:p text:style-name="P95">L’algorithme a passé tous les tests.</text:p>
      <text:p text:style-name="P99"/>
      <text:p text:style-name="P37"/>
      <text:p text:style-name="P37"/>
      <text:h text:style-name="P74" text:outline-level="1"><text:bookmark-start text:name="__RefHeading___Toc112_139893416"/>Sobriété<text:bookmark-end text:name="__RefHeading___Toc112_139893416"/></text:h>
      <text:h text:style-name="P70" text:outline-level="3"><text:span text:style-name="T7">sobriete</text:span><text:span text:style-name="T21">_</text:span><text:span text:style-name="T25">150</text:span><text:span text:style-name="T21">.</text:span><text:span text:style-name="T25">java</text:span><text:span text:style-name="T21"> :</text:span></text:h>
      <text:p text:style-name="P16"><text:span text:style-name="T28">Complexité</text:span><text:span text:style-name="T20"> :</text:span></text:p>
      <text:p text:style-name="P85"/>
      <text:p text:style-name="P14"/>
      <text:p text:style-name="P21">Temps d’exécution :</text:p>
      <text:p text:style-name="P42"/>
      <text:p text:style-name="P42"/>
      <text:p text:style-name="P23">Sobriété :</text:p>
      <text:p text:style-name="P42"/>
      <text:p text:style-name="P42"/>
      <text:p text:style-name="P79">Passage des tests :</text:p>
      <text:p text:style-name="P42"/>
      <text:p text:style-name="P42"/>
      <text:p text:style-name="P42"/>
      <text:h text:style-name="P71" text:outline-level="3"><text:span text:style-name="T7">sobriete</text:span><text:span text:style-name="T21">_</text:span><text:span text:style-name="T27">102</text:span><text:span text:style-name="T21">.</text:span><text:span text:style-name="T8">py</text:span><text:span text:style-name="T21"> :</text:span></text:h>
      <text:p text:style-name="P15"><text:span text:style-name="T28">Complexité</text:span><text:span text:style-name="T20"> :</text:span></text:p>
      <text:p text:style-name="P86"/>
      <text:p text:style-name="P15"/>
      <text:p text:style-name="P22">Temps d’exécution :</text:p>
      <text:p text:style-name="P43"/>
      <text:p text:style-name="P44"/>
      <text:p text:style-name="P24">Sobriété :</text:p>
      <text:p text:style-name="P44"/>
      <text:p text:style-name="P44"/>
      <text:p text:style-name="P30">Passage des tests :</text:p>
      <text:p text:style-name="P43"/>
      <text:p text:style-name="P43"/>
      <text:p text:style-name="P43"/>
      <text:h text:style-name="P71" text:outline-level="3"><text:span text:style-name="T7">sobriete</text:span><text:span text:style-name="T21">_</text:span><text:span text:style-name="T27">136</text:span><text:span text:style-name="T21">.</text:span><text:span text:style-name="T26">c</text:span><text:span text:style-name="T21"> :</text:span></text:h>
      <text:p text:style-name="P16"><text:span text:style-name="T28">Complexité</text:span><text:span text:style-name="T20"> :</text:span></text:p>
      <text:p text:style-name="P86"><text:soft-page-break/></text:p>
      <text:p text:style-name="P15"/>
      <text:p text:style-name="P22">Temps d’exécution :</text:p>
      <text:p text:style-name="P43"/>
      <text:p text:style-name="P44"/>
      <text:p text:style-name="P24">Sobriété :</text:p>
      <text:p text:style-name="P44"/>
      <text:p text:style-name="P44"/>
      <text:p text:style-name="P30">Passage des tests :</text:p>
      <text:p text:style-name="P43"/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17:07:16.391000000</dc:date>
    <meta:editing-duration>PT3H8M29S</meta:editing-duration>
    <meta:editing-cycles>159</meta:editing-cycles>
    <meta:generator>LibreOffice/7.1.4.2$Windows_X86_64 LibreOffice_project/a529a4fab45b75fefc5b6226684193eb000654f6</meta:generator>
    <meta:document-statistic meta:table-count="1" meta:image-count="0" meta:object-count="0" meta:page-count="5" meta:paragraph-count="142" meta:word-count="700" meta:character-count="3961" meta:non-whitespace-character-count="3362"/>
  </office:meta>
</office:document-meta>
</file>